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T1" style:family="text">
      <style:text-properties officeooo:rsid="001c34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 SLIDE</text:p>
      <text:p text:style-name="Standard">I called the presentation double trouble cuz its kinda science funny I thought everyone would appreciate it and if you dont get it yet just wait</text:p>
      <text:p text:style-name="Standard"/>
      <text:p text:style-name="Standard">My project focuses on examining the differences in synthetic lethal interactions in males and females across a variety of cancer types.</text:p>
      <text:p text:style-name="Standard"/>
      <text:p text:style-name="Standard">SLIDE 2</text:p>
      <text:p text:style-name="Standard">So just a bit of a history lesson quickly Calvin Bridges the great geneticist first observed the CONCEPT of synthetic lethality back in 1922 – He was crossing fruit flies and he observed certain genes being lethal only in combination <text:s/>- it took over 20 years for a colleague of Bridges’ to come around and observe the same thing in a different species of fruit fly and he coined the term ‘synthetic lethality’ – synthetic meaning the combination of two entities to form something new</text:p>
      <text:p text:style-name="Standard"/>
      <text:p text:style-name="Standard">SLIDE 3</text:p>
      <text:p text:style-name="Standard">So heres an updated description of synthetic lethality. Synthetic lethality describes the relationship between 2 genes, whereby an individual inactivation of either gene results in a viable phenotype, while their combined inactivation is lethal. Sometimes these interactions can be referred to as synthetic sick as well because they can reduce cell viability as oppose to being completely lethal. Inactivation of a gene just refers to the process of preventing or disabling the normal function of it, and this occurs through events like mutation that disrupt DNA sequences. This image should be straight forward but essentially what you’re looking at is 4 different gene interactions – When both genes are activated, a viable cell is produced, and similarly when either of the genes are individually perturbed (inactivated), a viable cell is produced. When both genes are perturbed (inactivated), it can lead to death of the cell or as I just mentioned in some cases, reduced cell viability.</text:p>
      <text:p text:style-name="Standard"/>
      <text:p text:style-name="Standard">SLIDE 4</text:p>
      <text:p text:style-name="Standard">Synthetic lethality is being harnessed for many biological applications including studies on gene function. Genetic interaction networks are a rich source for the functional annotation of genes (for example if a mutation in one gene is viable but becomes lethal when combined with a mutation in another gene, it suggests the genes functionally interact or participate in the same biological processes – this helps uncover gene dependencies and provides clues about the essential function of genes – In Saccharomyces Cerivisiae (Bakers/brewers yeast), large scale mapping of synthetic lethal interactions has reached a genome wide scale and these networks are a rich source for the functional annotation of genes – Yeast is a model organism and can be compared to other organisms like humans – If two genes exhibit synthetic lethality in yeast, their human orthologs might also have similar interactions (this can provide insights into functional relationships and pathways SHARED between species) – However as we know humans and yeast differ in many ways and it would be very attractive if we could elucidate these synthetic lethal interaction networks in humans as we still do not know the function of many genes in the human genome</text:p>
      <text:p text:style-name="Standard"/>
      <text:p text:style-name="Standard">Slide 5</text:p>
      <text:p text:style-name="Standard">Synthetic lethality also has massive potential in the area of precision oncology (precision oncology is just developing treatments that take into account an individuals genetics and the genetic profile of the cancer) – Personalizing cancer treatment has the potential to lessen harmful side effects, reduce damage to healthy cells, and make it more likely a treatment will work. It is actually interesting to note that some of the strong mutagenic chemotherapy drugs (alkylating agents and DNA topoisomerase inhibitors) are WHO class I carcinogens and are associated with higher incidence of secondary cancers in patients treated by these drugs for primary cancers. Rather than directly targeting a potential tumor <text:soft-page-break/>suppressor gene or oncogene which can be difficult to do in many cases, an emerging strategy is to identify synthetic lethal genetic interactions between tumor supressor genes and oncogenes such that when the function of both genes is disrupted, it causes selective cell death. This allows treatment to be specifically targeted to cancerous cells and not healthy cells,</text:p>
      <text:p text:style-name="Standard"/>
      <text:p text:style-name="Standard">Slide 6</text:p>
      <text:p text:style-name="Standard">So there are actually 4 anti-cancer drugs approved by the Food and Drug Administration that work via a synthetic lethal mechanism, Olaparib was the first to be approved for clinical use in 2014. All of these drugs are Poly [ADP-ribose] polymerase 1/2 (PARP1/2) inhibitors and interact with BRCA1/2 (BRAHKUH) so they are used to treat ovarian, breast, and fallopian tube cancer most commonly. PARP normally repairs single stranded breaks in the DNA – PARP inhibitors like Olaparib prevent repair by trapping inactivated PARP onto the single stranded break, resulting in the generation of double strand breaks in the DNA during replication as the SSBs cannot be efficiently repaired – In normal cells, these DSBs are primarily repaired through the homologous recombination (HR) pathway, which relies on an intact BRCA1 or BRCA2 gene. However, many cancer cells have defects in the HR pathway due to mutations in the BRCA1 or BRCA2 genes, rendering them more reliant on alternative DNA repair mechanisms, such as the error-prone non-homologous end joining (NHEJ) pathway.</text:p>
      <text:p text:style-name="Standard">Olaparib takes advantage of this vulnerability in cancer cells with HR pathway deficiencies, particularly those with BRCA1 or BRCA2 mutations. By inhibiting PARP, it prevents the repair of SSBs, leading to the generation of DSBs. In cancer cells with defective HR, these DSBs cannot be adequately repaired through the error-free HR pathway, resulting in an accumulation of DNA damage and eventual cell death.</text:p>
      <text:p text:style-name="Standard">- When PARP is inhibited, the SSBs cannot be efficiently repaired, leading to the accumulation of double-strand breaks (DSBs) in the DNA.</text:p>
      <text:p text:style-name="Standard">– basically when PARP is active, it helps the affected BRCA repair and so cancer cells can survive, but when PARP is inhibited by Olaparib, it leaves the DNA damaged and hence leads to cancer cell death</text:p>
      <text:p text:style-name="Standard"/>
      <text:p text:style-name="Standard">PARP enzymes play a critical role in repairing single-strand breaks (SSBs) in DNA. These breaks can occur naturally or as a result of DNA damage induced by various factors, including chemotherapy or radiation. </text:p>
      <text:p text:style-name="Standard"/>
      <text:p text:style-name="Standard">Slide 7</text:p>
      <text:p text:style-name="Standard">Apart from its clinical benefits, the concept of synthetic lethality can also help to explain factors related to the tissue specificity of cancer. Tissue specificity is just the idea that cancers that occur in different tissues have different molecular, phenotypic, and epidemiological characteristics. Tissue specificity plays a role in the variation in lifetime cancer risk, onset age, and in the genes driving the cancer across the tissue types. Previously, the number of lifetime stem cell divisions and the abnormal levels of CpG island DNA methylation were the only factors (aside from well known global and cancer specific factors), able to explain this variance in lifetime cancer risk across tissues. This study that im sharing with you (Put in the group chat prior to this meeting) is from 2021 and it showed that synthetic lethality can actually help explain aspects of tissue specificity across cancer types.</text:p>
      <text:p text:style-name="Standard"/>
      <text:p text:style-name="Standard">Slide 8</text:p>
      <text:p text:style-name="Standard">The researchers created a measure called cSL load (cancer synthetic lethal) which is basically a measure of synthetic lethal gene pair co-inactivation based on gene expression data from normal human tissues from Genotype-Tissue Expression (GTEx) dataset. For each tissue sample, they compute this as the fraction of gene pairs among all the considered gene pairs (the ISLE identified Sls) that have both genes lowly expressed in the sample. So for example in a sample where none of the gene pairs are both <text:soft-page-break/>co-inactivated, the cSL load is 0, conversely if all gene pairs are co-inactivated in a sample, the cSL load will be 1</text:p>
      <text:p text:style-name="Standard"/>
      <text:p text:style-name="Standard">Slide 9</text:p>
      <text:p text:style-name="Standard">So they also defined Tissue cSL load which is just the median calculated cSL load value across all the samples in each different type of tissue. This paper found a negative correlation between Tissue cSL load and Lifetime cancer risk. This means that tissues with higher cSL loads are less likely to develop cancer. From a biological perspective this makes sense because we would expect tissues with synthetic lethal pairs co-inactivated to be detrimental to cancer cells, therefore preventing cancer development.</text:p>
      <text:p text:style-name="Standard">Lifetime cancer risk denotes the chance a person has of being diagnosed with cancer during his or her lifetime – lifetime cancer risk data based on US statistics from SEER database. Also, the correlation with lifetime cancer risk is not found when the TCL is computed on samples from the young population <text:s/>which is consistent with the observation that lifetime cancer risk is mostly contributed by cancers occuring in older populations</text:p>
      <text:p text:style-name="Standard"/>
      <text:p text:style-name="Standard">Slide 10</text:p>
      <text:p text:style-name="Standard">I also just wanted to share these figures because it further highlights the fact that synthetic lethality is associated with tissue cancer risk. So we see very strong and significant correlations with the number of lifetime stem cell divisions and CpG island DNA methylation independently (Green and Orange Respectively) while the correlation with tissue cSL load and lifetime cancer risk is much lower independently. BUT when we add tissue cSL load to either of these it leads to enhanced predictive models of cancer risk compared to the ones obtained with methylation and stem cell divisions alone. Basically this shows that cSL load can be used as a negative marker for cancer development.</text:p>
      <text:p text:style-name="Standard"/>
      <text:p text:style-name="Standard">Slide 11 (IMAGE IS FDR &lt; 0.2 – 21534 cSL gene pairs)</text:p>
      <text:p text:style-name="Standard">A couple slides back I talked about how the researchers calculated cSL load. I mentioned that they computed the fraction of gene pairs among all the CONSIDERED gene pairs. The synthetic lethal gene pairs considered in this study came from a recently published reference set of genome-wide synthetic lethal pairs that are common to many cancer types – <text:span text:style-name="T1">This network is a little hard to see im sorry, </text:span><text:s/>for the results I have shown, the researchers utilized the cSL network identified with FDR &lt; 0.2 which consisted of 21,534 cSL gene pairs</text:p>
      <text:p text:style-name="Standard"/>
      <text:p text:style-name="Standard">Slide 12</text:p>
      <text:p text:style-name="Standard">#### SL pairs identified from experimental screens have the following limitations – the SL partners of a gene that are identified by conduction dropout screen in 2 different cell lines of the same cancer type differ significantly from each other.</text:p>
      <text:p text:style-name="Standard"/>
      <text:p text:style-name="Standard">This reference set of genome wide synthetic lethal interactions was created utilizing a framework called ISLE (Identification of clinically relevant SL) <text:s/>- the ISLE framework is shown in the flow chart on the left. Essentially how this process works in a nutshell is that they collect a whole bunch of experimental data from cell line and CRISPR knockouts (for those who don’t know these are just two experimental methods used to test the essentiality of genes – basically they knock out genes to try and discover what they are involved in). Once they compiled all the experimental data, the goal was to identify the most likely clinically relevant synthetic lethal interactions of them all –</text:p>
      <text:p text:style-name="Standard"/>
      <text:p text:style-name="Standard">the ISLE workflow proceeds in the following way. First ISLE mines gene expression and SCNA (somatic copy number alteration) data of the tumor samples to identify under-represented candidate gene pairs whose co-inactivation is significantly less frequent than expected by their individual inactivation frequencies which basically shows that co-inactivation is under negative selection – we <text:soft-page-break/>would expect that if synthetic lethal interactions are deleterious to tumors, they are likely to be under negative selection (the tumors with synthetic lethal pairs being simulataneously expressed should be under negative selection and hence more important to the cancer) – they do this using a hypergeometric test (LOOK INTO THIS)</text:p>
      <text:p text:style-name="Standard"/>
      <text:p text:style-name="Standard">Isle further refines these under-represented pairs by selecting the SL pairs where the tumor samples with a given pair in a co-inactive state exhibit better patient’s survival than the samples where it is not, testifying that this SL pair is likely to reduce tumor fitness when co-inactive (THEY DO THIS USING A COX PROPORTIONAL HAZARD MODEL)</text:p>
      <text:p text:style-name="Standard"/>
      <text:p text:style-name="Standard">Isle then selects the SL pairs composed of genes having high phylogenetic similarity, motivated by the observation that functionally interacting genes tend to co-evolve (genes that interact together in some way tend to evolve together) – All the SL pairs that made it through compose the final output set of SL pairs predicted by ISLE – THE IMAGE IN B IS FDR &lt; 0.1 – used to obtain a smaller network for visualization <text:s text:c="11906"/></text:p>
      <text:p text:style-name="Standard"/>
      <text:p text:style-name="Standard">Slide 13</text:p>
      <text:p text:style-name="Standard">Using ISLE, a PAN-CANCER clinical SL network was created. When we talk about pan-cancer versus cancer-specific approaches, pan cancer refers to the analysis of MULTIPLE TYPES OF CANCER SIMULTANEOUSLY, aiming to identify commonalities shared across different types (in this case, synthetic lethal interactions shared across ALL cancer types). Cancer specific is pretty self explanatory but both types of analyses are equally relevant. Cancer specific analysis allows us to gain a deeper understanding of particular cancer types because there is lots of variation even within the different cancer types. Pan-cancer analysis may sometimes overlook these cancer specific differences, and a lot of the time the availability of data for the different cancer types greatly varies which can limit the statistical power of pan-cancer analyses.</text:p>
      <text:p text:style-name="Standard"/>
      <text:p text:style-name="Standard">Slide 14</text:p>
      <text:p text:style-name="Standard">On top of this cancer specific layer is sex which adds an additional layer of complexity . It is known for example that the frequency of most non-reproductive cancers is higher in males. Also some treatments have been shown to work differently in females and males for tumors that have the same characteristics. These differences in sex are mainly due to gonadal hormone secretions (PROGESTRONE FROM OVARIES, TESTOSTERONE FROM TESTES) and genes that are located on the sex chromosomes.</text:p>
      <text:p text:style-name="Standard"/>
      <text:p text:style-name="Standard">Slide 15</text:p>
      <text:p text:style-name="Standard">But it has been shown that there are certain autosomal genes that are differentially expressed in males and females as well. So this study essentially analyzed differential gene expression in 44 tissues from the GTEx and discovered about 13,000 differentially expressed genes (if ur adding the numbers in ur head and thinking hmmm 13,000 is low, its because the same genes show up in multiple tissues). SO thinking about these differences, we can apply the same concept when studying cancer. Are there differences in the molecular profiles of cancer between males and females, can we target these differences to make treatment more precise etc...</text:p>
      <text:p text:style-name="Standard"/>
      <text:p text:style-name="Standard">Slide 16</text:p>
      <text:p text:style-name="Standard">So the objective or main question guiding my study is can we build sex-specific synthetic lethality networks for various cancer types (are there differences in the synthetic lethal interactions of various cancer types) – Much of the literature surrounding synthetic lethality is centered around pan cancer <text:soft-page-break/>analysis and there is a lack of work surrounding synthetic lethal networks that are both cancer and gender specifi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Xander Turco</meta:initial-creator>
    <meta:creation-date>2023-05-23T15:11:00Z</meta:creation-date>
    <dc:date>2023-05-29T16:13:52.532079276</dc:date>
    <meta:editing-cycles>3</meta:editing-cycles>
    <meta:editing-duration>PT5H15M25S</meta:editing-duration>
    <meta:document-statistic meta:table-count="0" meta:image-count="0" meta:object-count="0" meta:page-count="5" meta:paragraph-count="42" meta:word-count="2357" meta:character-count="26692" meta:non-whitespace-character-count="12441"/>
    <meta:template xlink:type="simple" xlink:actuate="onRequest" xlink:title="" xlink:href="Normal.dotm"/>
  </office:meta>
</office:document-meta>
</file>